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Work Sans" svg:font-family="'Work Sans'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4f16e"/>
    </style:style>
    <style:style style:name="P2" style:family="paragraph" style:parent-style-name="Standard">
      <style:text-properties officeooo:paragraph-rsid="0014f16e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4f16e" officeooo:paragraph-rsid="0014f16e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Ubuntu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Ubuntu" fo:font-size="12pt" style:font-size-asian="12pt" style:font-size-complex="12pt" loext:padding="0cm" loext:border="none"/>
    </style:style>
    <style:style style:name="P7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Ubuntu" fo:font-size="12pt" fo:letter-spacing="normal" fo:font-style="normal" fo:font-weight="normal" style:font-size-asian="12pt" style:font-size-complex="12pt" loext:padding="0cm" loext:border="none"/>
    </style:style>
    <style:style style:name="P8" style:family="paragraph" style:parent-style-name="Heading_20_3">
      <style:text-properties fo:font-variant="normal" fo:text-transform="none" fo:color="#000000" loext:opacity="100%" style:font-name="Ubuntu" fo:font-size="12pt" fo:letter-spacing="normal" fo:font-style="normal" fo:font-weight="bold" officeooo:rsid="0014f16e" officeooo:paragraph-rsid="0014f16e" style:font-size-asian="12pt" style:font-weight-asian="bold" style:font-size-complex="12pt" style:font-weight-complex="bold" loext:padding="0cm" loext:border="none"/>
    </style:style>
    <style:style style:name="P9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Ubuntu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1" style:family="text">
      <style:text-properties fo:font-variant="normal" fo:text-transform="none" fo:color="#ed0000" loext:opacity="100%" style:text-line-through-style="none" style:text-line-through-type="none" style:font-name="Ubuntu" fo:font-size="12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ed0000" loext:opacity="100%" style:text-line-through-style="none" style:text-line-through-type="none" style:font-name="Ubuntu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3" style:family="text">
      <style:text-properties fo:font-variant="normal" fo:text-transform="none" fo:color="#ed0000" loext:opacity="100%" style:text-line-through-style="none" style:text-line-through-type="none" style:font-name="Ubuntu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4" style:family="text">
      <style:text-properties fo:font-variant="normal" fo:text-transform="none" fo:color="#3a3a3a" loext:opacity="100%" style:font-name="Ubuntu" fo:font-size="12pt" fo:letter-spacing="normal" fo:font-style="normal" fo:font-weight="normal"/>
    </style:style>
    <style:style style:name="T5" style:family="text">
      <style:text-properties fo:font-variant="normal" fo:text-transform="none" fo:color="#3a3a3a" loext:opacity="100%" style:font-name="Ubuntu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3a3a3a" loext:opacity="100%" style:font-name="Ubuntu" fo:font-size="12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3a3a3a" loext:opacity="100%" style:font-name="Ubuntu" fo:font-size="12pt" fo:letter-spacing="normal" fo:font-style="normal" fo:font-weight="bold" style:font-size-asian="12pt" style:font-size-complex="12pt" loext:padding="0cm" loext:border="none"/>
    </style:style>
    <style:style style:name="T8" style:family="text">
      <style:text-properties fo:font-variant="normal" fo:text-transform="none" fo:color="#3a3a3a" loext:opacity="100%" style:font-name="Ubuntu" fo:letter-spacing="normal" fo:font-style="normal" fo:font-weight="normal"/>
    </style:style>
    <style:style style:name="T9" style:family="text">
      <style:text-properties fo:font-variant="normal" fo:text-transform="none" fo:color="#3a3a3a" loext:opacity="100%" style:font-name="Ubuntu" fo:letter-spacing="normal" fo:font-style="normal" fo:font-weight="bold" loext:padding="0cm" loext:border="none"/>
    </style:style>
    <style:style style:name="T10" style:family="text">
      <style:text-properties fo:font-variant="normal" fo:text-transform="none" style:text-line-through-style="none" style:text-line-through-type="none" style:font-name="Ubuntu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style:font-name="Ubuntu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style:font-name="Ubuntu" fo:font-size="12pt" fo:letter-spacing="normal" fo:font-style="normal" fo:font-weight="bold" style:font-size-asian="12pt" style:font-size-complex="12pt" loext:padding="0cm" loext:border="none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Ubuntu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14" style:family="text">
      <style:text-properties fo:font-variant="normal" fo:text-transform="none" fo:color="#000000" loext:opacity="100%" style:font-name="Ubuntu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loext:opacity="100%" style:font-name="Ubuntu" fo:font-size="12pt" fo:letter-spacing="normal" fo:font-style="normal" fo:font-weight="bold" style:font-size-asian="12pt" style:font-size-complex="12pt" loext:padding="0cm" loext:border="none"/>
    </style:style>
    <style:style style:name="T16" style:family="text">
      <style:text-properties officeooo:rsid="0016bc3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n Functional Testing</text:p>
      <text:p text:style-name="P2"/>
      <text:h text:style-name="P8" text:outline-level="3"><text:bookmark text:name="2_Performance_Testing"/><text:span text:style-name="T16">1)</text:span>Performance Testing</text:h>
      <text:p text:style-name="P4"><text:a xlink:type="simple" xlink:href="https://www.softwaretestinghelp.com/introduction-to-performance-testing-loadrunner-training-tutorial-part-1/" text:style-name="Internet_20_link" text:visited-style-name="Visited_20_Internet_20_Link"><text:span text:style-name="T13">Performance testing</text:span></text:a><text:span text:style-name="T14"> is testing of an application’s stability and response time by applying load.</text:span></text:p>
      <text:p text:style-name="P5"/>
      <text:p text:style-name="P4"><text:span text:style-name="Strong_20_Emphasis"><text:span text:style-name="T15">a) Load testing</text:span></text:span></text:p>
      <text:p text:style-name="P4"><text:a xlink:type="simple" xlink:href="https://www.softwaretestinghelp.com/load-testing/" text:style-name="Internet_20_link" text:visited-style-name="Visited_20_Internet_20_Link"><text:span text:style-name="T13">Load testing</text:span></text:a><text:span text:style-name="T14"> is testing of an application’s stability and response time by applying load, which is equal to or less than the designed number of users for an application.</text:span></text:p>
      <text:p text:style-name="P5"/>
      <text:p text:style-name="P4"><text:span text:style-name="Strong_20_Emphasis"><text:span text:style-name="T15">b) Stress Testing</text:span></text:span></text:p>
      <text:p text:style-name="P4"><text:a xlink:type="simple" xlink:href="https://www.softwaretestinghelp.com/stress-testing/" text:style-name="Internet_20_link" text:visited-style-name="Visited_20_Internet_20_Link"><text:span text:style-name="T13">Stress testing</text:span></text:a><text:span text:style-name="T14"> is testing an application’s stability and response time by applying load, which is more than the designed number of users for an application.</text:span></text:p>
      <text:p text:style-name="P5"/>
      <text:p text:style-name="P4"><text:span text:style-name="Strong_20_Emphasis"><text:span text:style-name="T15">c) Scalability Testing</text:span></text:span></text:p>
      <text:p text:style-name="P5">Scalability testing is testing an application’s stability and response time by applying load, which is more than the designed number of users for an application.</text:p>
      <text:p text:style-name="P5"/>
      <text:p text:style-name="P4"><text:span text:style-name="Strong_20_Emphasis"><text:span text:style-name="T15">d) Volume testing (flood testing)</text:span></text:span></text:p>
      <text:p text:style-name="P5">Volume testing is testing an application’s stability and response time by transferring a large volume of data to the database. Basically, it tests the capacity of the database to handle the data.</text:p>
      <text:p text:style-name="P4"><text:span text:style-name="Strong_20_Emphasis"><text:span text:style-name="T15">e) Endurance Testing (Soak Testing)</text:span></text:span></text:p>
      <text:p text:style-name="P5">Endurance testing is testing an application’s stability and response time by applying load continuously for a longer period to verify that the application is working fine.</text:p>
      <text:p text:style-name="P5"/>
      <text:section text:style-name="Sect1" text:name="quads-ad2">
        <text:section text:style-name="Sect1" text:name="softwaretestinghelp_midcontent">
          <text:section text:style-name="Sect1" text:name="google_ads_iframe_/15184186,1018030/softwaretestinghelp_midcontent_0__container__">
            <text:p text:style-name="P6"/>
          </text:section>
        </text:section>
      </text:section>
      <text:h text:style-name="P7" text:outline-level="3"/>
      <text:h text:style-name="P9" text:outline-level="3"><text:span text:style-name="T16">2)</text:span>Usability Testing</text:h>
      <text:p text:style-name="P4"><text:a xlink:type="simple" xlink:href="https://www.softwaretestinghelp.com/usability-testing-guide/" text:style-name="Internet_20_link" text:visited-style-name="Visited_20_Internet_20_Link"><text:span text:style-name="T13">Usability testing</text:span></text:a><text:span text:style-name="T14"> is testing an application from the user’s perspective to check the look and feel and user-friendliness.</text:span></text:p>
      <text:p text:style-name="P5"/>
      <text:p text:style-name="P4"><text:span text:style-name="Strong_20_Emphasis"><text:span text:style-name="T15">a) Exploratory testing</text:span></text:span></text:p>
      <text:p text:style-name="P5">Exploratory Testing is informal testing performed by the testing team. The objective of this testing is to explore the application and look for defects that exist in the application. </text:p>
      <text:p text:style-name="P5"/>
      <text:p text:style-name="P4"><text:span text:style-name="Strong_20_Emphasis"><text:span text:style-name="T15">b) Cross browser testing</text:span></text:span></text:p>
      <text:p text:style-name="P5">Cross browser testing is testing an application on different browsers, operating systems, mobile devices to see look and feel and performance.</text:p>
      <text:p text:style-name="P5"/>
      <text:p text:style-name="P4"><text:span text:style-name="Strong_20_Emphasis"><text:span text:style-name="T15">c) Accessibility Testing</text:span></text:span></text:p>
      <text:p text:style-name="P4"><text:span text:style-name="T14">The aim of </text:span><text:a xlink:type="simple" xlink:href="https://www.softwaretestinghelp.com/what-is-web-accessibility-testing/" text:style-name="Internet_20_link" text:visited-style-name="Visited_20_Internet_20_Link"><text:span text:style-name="T13">Accessibility Testing</text:span></text:a><text:span text:style-name="T14"> is to determine whether the software or application is accessible for disabled people or not.</text:span></text:p>
      <text:h text:style-name="P7" text:outline-level="3"><text:soft-page-break/></text:h>
      <text:h text:style-name="P9" text:outline-level="3"><text:span text:style-name="T16">3</text:span>) Compatibility testing</text:h>
      <text:p text:style-name="P5">This is a testing type in which it validates how software behaves and runs in a different environment, web servers, hardware, and network environment.</text:p>
      <text:p text:style-name="P4"><text:a xlink:type="simple" xlink:href="https://www.softwaretestinghelp.com/software-compatibility-testing/" text:style-name="Internet_20_link" text:visited-style-name="Visited_20_Internet_20_Link"><text:span text:style-name="T13">Compatibility testing</text:span></text:a><text:span text:style-name="T14"> ensures that software can run on different configuration, different databases, different browsers, and their versions. </text:span></text:p>
      <text:h text:style-name="P1" text:outline-level="3"><text:span text:style-name="Strong_20_Emphasis"><text:span text:style-name="T15"/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Work Sans" svg:font-family="'Work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08:27:35.289778398</meta:creation-date>
    <dc:date>2023-07-03T08:40:02.521731837</dc:date>
    <meta:editing-duration>PT12M1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319" meta:character-count="2089" meta:non-whitespace-character-count="1792"/>
  </office:meta>
</office:document-meta>
</file>